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c91" officeooo:paragraph-rsid="0007cc91"/>
    </style:style>
    <style:style style:name="P2" style:family="paragraph" style:parent-style-name="Standard">
      <style:text-properties officeooo:rsid="0007cc91" officeooo:paragraph-rsid="0009a9a2"/>
    </style:style>
    <style:style style:name="P3" style:family="paragraph" style:parent-style-name="Standard">
      <style:text-properties officeooo:rsid="00095068" officeooo:paragraph-rsid="00095068"/>
    </style:style>
    <style:style style:name="P4" style:family="paragraph" style:parent-style-name="Standard">
      <style:text-properties officeooo:rsid="00095068" officeooo:paragraph-rsid="0009a9a2"/>
    </style:style>
    <style:style style:name="P5" style:family="paragraph" style:parent-style-name="Standard">
      <style:text-properties officeooo:rsid="0009a9a2" officeooo:paragraph-rsid="0009a9a2"/>
    </style:style>
    <style:style style:name="P6" style:family="paragraph" style:parent-style-name="Standard">
      <style:text-properties officeooo:rsid="000ada87" officeooo:paragraph-rsid="000ada87"/>
    </style:style>
    <style:style style:name="P7" style:family="paragraph" style:parent-style-name="Standard">
      <style:text-properties officeooo:rsid="000ada87" officeooo:paragraph-rsid="000ada87"/>
    </style:style>
    <style:style style:name="P8" style:family="paragraph" style:parent-style-name="Standard">
      <style:text-properties officeooo:rsid="000bb068" officeooo:paragraph-rsid="000bb068"/>
    </style:style>
    <style:style style:name="P9" style:family="paragraph" style:parent-style-name="Standard">
      <style:text-properties officeooo:rsid="00095068" officeooo:paragraph-rsid="00095068"/>
    </style:style>
    <style:style style:name="P10" style:family="paragraph" style:parent-style-name="Standard">
      <style:text-properties fo:font-size="15pt" fo:font-weight="bold" officeooo:rsid="000bb068" officeooo:paragraph-rsid="000bb068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0bf463" officeooo:paragraph-rsid="000bf463"/>
    </style:style>
    <style:style style:name="P12" style:family="paragraph" style:parent-style-name="Standard">
      <style:text-properties officeooo:rsid="000bf463" officeooo:paragraph-rsid="000dd3d1"/>
    </style:style>
    <style:style style:name="P13" style:family="paragraph" style:parent-style-name="Standard">
      <style:text-properties officeooo:rsid="000ee199" officeooo:paragraph-rsid="000ee199"/>
    </style:style>
    <style:style style:name="T1" style:family="text">
      <style:text-properties officeooo:rsid="0007cc91"/>
    </style:style>
    <style:style style:name="T2" style:family="text">
      <style:text-properties officeooo:rsid="00095068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officeooo:rsid="000bb068" style:text-overline-style="solid" style:text-overline-width="auto" style:text-overline-color="font-color"/>
    </style:style>
    <style:style style:name="T5" style:family="text">
      <style:text-properties officeooo:rsid="000ada87" style:text-overline-style="solid" style:text-overline-width="auto" style:text-overline-color="font-color"/>
    </style:style>
    <style:style style:name="T6" style:family="text">
      <style:text-properties officeooo:rsid="000dd3d1" style:text-overline-style="solid" style:text-overline-width="auto" style:text-overline-color="font-color"/>
    </style:style>
    <style:style style:name="T7" style:family="text">
      <style:text-properties officeooo:rsid="0009a9a2"/>
    </style:style>
    <style:style style:name="T8" style:family="text">
      <style:text-properties officeooo:rsid="000ada87"/>
    </style:style>
    <style:style style:name="T9" style:family="text">
      <style:text-properties officeooo:rsid="000bb068"/>
    </style:style>
    <style:style style:name="T10" style:family="text">
      <style:text-properties officeooo:rsid="000bf463"/>
    </style:style>
    <style:style style:name="T11" style:family="text">
      <style:text-properties style:text-overline-style="none" style:text-overline-color="font-color"/>
    </style:style>
    <style:style style:name="T12" style:family="text">
      <style:text-properties officeooo:rsid="000dd3d1" style:text-overline-style="none" style:text-overline-color="font-color"/>
    </style:style>
    <style:style style:name="T13" style:family="text">
      <style:text-properties officeooo:rsid="000dd3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or (#DNI, nombre, fec_nac, nacionalidad, <text:span text:style-name="T3">id_personaje</text:span></text:p>
      <text:p text:style-name="P1"/>
      <text:p text:style-name="P1">Personaje (#id, <text:span text:style-name="T4">id_jefe</text:span><text:span text:style-name="T9">, </text:span>nombre, raza, graduacion</text:p>
      <text:p text:style-name="P1"/>
      <text:p text:style-name="P5">Person<text:span text:style-name="T8">aje</text:span>_Pelicula(<text:span text:style-name="T3">#id</text:span><text:span text:style-name="T4">_</text:span><text:span text:style-name="T3">personaje,</text:span> <text:span text:style-name="T5">#codigo_pelicula</text:span><text:span text:style-name="T8">, protag)</text:span></text:p>
      <text:p text:style-name="P5"/>
      <text:p text:style-name="P6">Personaje_capitulo(<text:span text:style-name="T3">#id_personaje</text:span>, <text:span text:style-name="T3">#codigo_capitulo</text:span>, protag)</text:p>
      <text:p text:style-name="P5"/>
      <text:p text:style-name="P2">Pelicula (#codigo, <text:span text:style-name="T2">año, director, </text:span>titulo<text:span text:style-name="T7">)</text:span></text:p>
      <text:p text:style-name="P1"/>
      <text:p text:style-name="P4">Capitulo(t<text:span text:style-name="T1">#codigo, </text:span><text:span text:style-name="T7">t</text:span>empo, fecha_rod, fecha_emi, <text:span text:style-name="T1">titulo</text:span><text:span text:style-name="T7">)</text:span></text:p>
      <text:p text:style-name="P4"/>
      <text:p text:style-name="P6">Cap<text:span text:style-name="T9">itulo_Nvae_Planeta (</text:span><text:span text:style-name="T4">#codigo_capitulo</text:span><text:span text:style-name="T9">, </text:span><text:span text:style-name="T4">#codigo_nave</text:span><text:span text:style-name="T9">,</text:span><text:span text:style-name="T4"> #codigo_planeta</text:span><text:span text:style-name="T9">, problema)</text:span></text:p>
      <text:p text:style-name="P3"/>
      <text:p text:style-name="P3">Nave(#codigo, nombre, n.tripul.</text:p>
      <text:p text:style-name="P3"/>
      <text:p text:style-name="P3">Planeta(#codigo, nombre, galaxia</text:p>
      <text:p text:style-name="P3"/>
      <text:p text:style-name="P10">Claves foráneas:</text:p>
      <text:p text:style-name="P8"/>
      <text:p text:style-name="P8">Actor (<text:span text:style-name="T3">id_personaje</text:span>) → <text:span text:style-name="T10">Personaje (#id)</text:span></text:p>
      <text:p text:style-name="P8"/>
      <text:p text:style-name="P11">Personaje (#id_jefe) → Personaje (#id)</text:p>
      <text:p text:style-name="P3"/>
      <text:p text:style-name="P11">Personaje_Pelicula (<text:span text:style-name="T3">#id_personaje</text:span>) → Personaje(#id)</text:p>
      <text:p text:style-name="P11"/>
      <text:p text:style-name="P11">Personaje_Pelicula<text:span text:style-name="T3">(#codigo_pelicula) </text:span><text:span text:style-name="T11">→ Pelicula(#codigo_pelicula)</text:span></text:p>
      <text:p text:style-name="P11"><text:span text:style-name="T11"/></text:p>
      <text:p text:style-name="P12">Personaje_<text:span text:style-name="T13">Capitulo</text:span> (<text:span text:style-name="T3">#id_personaje</text:span>) → <text:span text:style-name="T13">Capitulo</text:span>(#id)</text:p>
      <text:p text:style-name="P12"/>
      <text:p text:style-name="P12"><text:span text:style-name="T11">Personaje_</text:span><text:span text:style-name="T12">Capitulo</text:span><text:span text:style-name="T3">(#codigo_</text:span><text:span text:style-name="T6">capitulo</text:span><text:span text:style-name="T3">) </text:span><text:span text:style-name="T11">→ </text:span><text:span text:style-name="T12">Capitulo</text:span><text:span text:style-name="T11">(#codigo_</text:span><text:span text:style-name="T12">capitulo</text:span><text:span text:style-name="T11">)</text:span></text:p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3T18:40:36.260000000</meta:creation-date>
    <dc:date>2025-11-03T20:39:47.568000000</dc:date>
    <meta:editing-duration>PT30M19S</meta:editing-duration>
    <meta:editing-cycles>5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6" meta:word-count="65" meta:character-count="786" meta:non-whitespace-character-count="737"/>
  </office:meta>
</office:document-meta>
</file>